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officeooo:rsid="00054add" officeooo:paragraph-rsid="00054add"/>
    </style:style>
    <style:style style:name="P2" style:family="paragraph" style:parent-style-name="Standard">
      <style:text-properties officeooo:rsid="00054add" officeooo:paragraph-rsid="0006f550"/>
    </style:style>
    <style:style style:name="P3" style:family="paragraph" style:parent-style-name="Standard">
      <style:text-properties style:text-underline-style="solid" style:text-underline-width="auto" style:text-underline-color="font-color" officeooo:rsid="00054add" officeooo:paragraph-rsid="000ccdaf"/>
    </style:style>
    <style:style style:name="P4" style:family="paragraph" style:parent-style-name="Standard">
      <style:text-properties style:text-underline-style="solid" style:text-underline-width="auto" style:text-underline-color="font-color" officeooo:rsid="00054add" officeooo:paragraph-rsid="0034dc9d"/>
    </style:style>
    <style:style style:name="P5" style:family="paragraph" style:parent-style-name="Standard">
      <style:text-properties style:text-underline-style="solid" style:text-underline-width="auto" style:text-underline-color="font-color" officeooo:rsid="000ccdaf" officeooo:paragraph-rsid="00104917"/>
    </style:style>
    <style:style style:name="P6" style:family="paragraph" style:parent-style-name="Standard">
      <style:text-properties officeooo:rsid="0006f550" officeooo:paragraph-rsid="0006f550"/>
    </style:style>
    <style:style style:name="P7" style:family="paragraph" style:parent-style-name="Standard">
      <style:text-properties officeooo:rsid="0006f550" officeooo:paragraph-rsid="001be956"/>
    </style:style>
    <style:style style:name="P8" style:family="paragraph" style:parent-style-name="Standard">
      <style:text-properties officeooo:rsid="0006f550" officeooo:paragraph-rsid="0023ecda"/>
    </style:style>
    <style:style style:name="P9" style:family="paragraph" style:parent-style-name="Standard">
      <style:text-properties style:text-underline-style="none" officeooo:rsid="00054add" officeooo:paragraph-rsid="0034dc9d"/>
    </style:style>
    <style:style style:name="P10" style:family="paragraph" style:parent-style-name="Standard">
      <style:text-properties style:text-underline-style="none" officeooo:rsid="00054add" officeooo:paragraph-rsid="000ccdaf"/>
    </style:style>
    <style:style style:name="P11" style:family="paragraph" style:parent-style-name="Standard">
      <style:text-properties style:text-underline-style="none" officeooo:rsid="000ccdaf" officeooo:paragraph-rsid="0034dc9d"/>
    </style:style>
    <style:style style:name="P12" style:family="paragraph" style:parent-style-name="Standard">
      <style:text-properties style:text-underline-style="solid" style:text-underline-width="auto" style:text-underline-color="font-color" officeooo:rsid="00054add" officeooo:paragraph-rsid="0034dc9d"/>
    </style:style>
    <style:style style:name="P13" style:family="paragraph" style:parent-style-name="Standard">
      <style:text-properties style:text-underline-style="solid" style:text-underline-width="auto" style:text-underline-color="font-color" officeooo:rsid="0018db93" officeooo:paragraph-rsid="004a5e74"/>
    </style:style>
    <style:style style:name="P14" style:family="paragraph" style:parent-style-name="Standard">
      <style:text-properties style:text-underline-style="solid" style:text-underline-width="auto" style:text-underline-color="font-color" officeooo:rsid="0018db93" officeooo:paragraph-rsid="004cf6a6"/>
    </style:style>
    <style:style style:name="P15" style:family="paragraph" style:parent-style-name="Standard">
      <style:text-properties officeooo:rsid="002d10e3" officeooo:paragraph-rsid="002ac480"/>
    </style:style>
    <style:style style:name="P16" style:family="paragraph" style:parent-style-name="Standard">
      <style:text-properties officeooo:rsid="00054add" officeooo:paragraph-rsid="0006f550"/>
    </style:style>
    <style:style style:name="P17" style:family="paragraph" style:parent-style-name="Standard">
      <style:text-properties officeooo:rsid="004857ec" officeooo:paragraph-rsid="004857ec"/>
    </style:style>
    <style:style style:name="P18" style:family="paragraph" style:parent-style-name="Standard">
      <style:text-properties officeooo:rsid="004857ec" officeooo:paragraph-rsid="0048a86a"/>
    </style:style>
    <style:style style:name="P19" style:family="paragraph" style:parent-style-name="Standard">
      <style:text-properties officeooo:rsid="004857ec" officeooo:paragraph-rsid="004e5bd9"/>
    </style:style>
    <style:style style:name="P20" style:family="paragraph" style:parent-style-name="Standard">
      <style:text-properties officeooo:rsid="004857ec" officeooo:paragraph-rsid="0050ebf3"/>
    </style:style>
    <style:style style:name="P21" style:family="paragraph" style:parent-style-name="Standard">
      <style:text-properties officeooo:rsid="00488e1a" officeooo:paragraph-rsid="00488e1a"/>
    </style:style>
    <style:style style:name="P22" style:family="paragraph" style:parent-style-name="Standard">
      <style:text-properties officeooo:rsid="00088bc5" officeooo:paragraph-rsid="004a5e74"/>
    </style:style>
    <style:style style:name="P23" style:family="paragraph" style:parent-style-name="Standard">
      <style:text-properties officeooo:rsid="00088bc5" officeooo:paragraph-rsid="0056efed"/>
    </style:style>
    <style:style style:name="P24" style:family="paragraph" style:parent-style-name="Standard">
      <style:text-properties officeooo:rsid="001a9c0b" officeooo:paragraph-rsid="004cf6a6"/>
    </style:style>
    <style:style style:name="P25" style:family="paragraph" style:parent-style-name="Standard">
      <style:text-properties officeooo:rsid="0018db93" officeooo:paragraph-rsid="004a5e74"/>
    </style:style>
    <style:style style:name="P26" style:family="paragraph" style:parent-style-name="Standard">
      <style:text-properties officeooo:rsid="004cf6a6" officeooo:paragraph-rsid="004e5bd9"/>
    </style:style>
    <style:style style:name="P27" style:family="paragraph" style:parent-style-name="Standard">
      <style:text-properties officeooo:rsid="004e5bd9" officeooo:paragraph-rsid="004e5bd9"/>
    </style:style>
    <style:style style:name="P28" style:family="paragraph" style:parent-style-name="Standard">
      <style:text-properties officeooo:rsid="005011f1" officeooo:paragraph-rsid="005011f1"/>
    </style:style>
    <style:style style:name="P29" style:family="paragraph" style:parent-style-name="Standard">
      <style:text-properties officeooo:rsid="0053463d" officeooo:paragraph-rsid="0053463d"/>
    </style:style>
    <style:style style:name="P30" style:family="paragraph" style:parent-style-name="Standard">
      <style:text-properties officeooo:rsid="00555fc6" officeooo:paragraph-rsid="00555fc6"/>
    </style:style>
    <style:style style:name="P31" style:family="paragraph" style:parent-style-name="Standard">
      <style:text-properties officeooo:rsid="0055b6ee" officeooo:paragraph-rsid="0055b6ee"/>
    </style:style>
    <style:style style:name="P32" style:family="paragraph" style:parent-style-name="Standard">
      <style:text-properties officeooo:rsid="0056efed" officeooo:paragraph-rsid="0056efe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d367"/>
    </style:style>
    <style:style style:name="T3" style:family="text">
      <style:text-properties style:text-underline-style="none" officeooo:rsid="0006f550"/>
    </style:style>
    <style:style style:name="T4" style:family="text">
      <style:text-properties style:text-underline-style="none" officeooo:rsid="000ccdaf"/>
    </style:style>
    <style:style style:name="T5" style:family="text">
      <style:text-properties style:text-underline-style="none" officeooo:rsid="000e9d4f"/>
    </style:style>
    <style:style style:name="T6" style:family="text">
      <style:text-properties style:text-underline-style="none" officeooo:rsid="001021b6"/>
    </style:style>
    <style:style style:name="T7" style:family="text">
      <style:text-properties style:text-underline-style="none" officeooo:rsid="00104917"/>
    </style:style>
    <style:style style:name="T8" style:family="text">
      <style:text-properties style:text-underline-style="none" officeooo:rsid="0010c6d7"/>
    </style:style>
    <style:style style:name="T9" style:family="text">
      <style:text-properties style:text-underline-style="none" officeooo:rsid="0012eccc"/>
    </style:style>
    <style:style style:name="T10" style:family="text">
      <style:text-properties style:text-underline-style="none" officeooo:rsid="0024b4c4"/>
    </style:style>
    <style:style style:name="T11" style:family="text">
      <style:text-properties style:text-underline-style="none" officeooo:rsid="000a6f02"/>
    </style:style>
    <style:style style:name="T12" style:family="text">
      <style:text-properties style:text-underline-style="none" officeooo:rsid="0034dc9d"/>
    </style:style>
    <style:style style:name="T13" style:family="text">
      <style:text-properties style:text-underline-style="none" officeooo:rsid="00054add"/>
    </style:style>
    <style:style style:name="T14" style:family="text">
      <style:text-properties style:text-underline-style="none" officeooo:rsid="0048a86a"/>
    </style:style>
    <style:style style:name="T15" style:family="text">
      <style:text-properties style:text-underline-style="none" officeooo:rsid="004a5e74"/>
    </style:style>
    <style:style style:name="T16" style:family="text">
      <style:text-properties style:text-underline-style="none" officeooo:rsid="004e5bd9"/>
    </style:style>
    <style:style style:name="T17" style:family="text">
      <style:text-properties style:text-underline-style="none" officeooo:rsid="0050ebf3"/>
    </style:style>
    <style:style style:name="T18" style:family="text">
      <style:text-properties style:text-underline-style="none" officeooo:rsid="0052a3de"/>
    </style:style>
    <style:style style:name="T19" style:family="text">
      <style:text-properties style:text-underline-style="none" officeooo:rsid="0055b6ee"/>
    </style:style>
    <style:style style:name="T20" style:family="text">
      <style:text-properties style:text-underline-style="none" officeooo:rsid="0056b0ae"/>
    </style:style>
    <style:style style:name="T21" style:family="text">
      <style:text-properties style:text-underline-style="none" officeooo:rsid="0056efed"/>
    </style:style>
    <style:style style:name="T22" style:family="text">
      <style:text-properties style:text-underline-style="none" officeooo:rsid="00577883"/>
    </style:style>
    <style:style style:name="T23" style:family="text">
      <style:text-properties style:text-underline-style="none" officeooo:rsid="00582adc"/>
    </style:style>
    <style:style style:name="T24" style:family="text">
      <style:text-properties style:text-underline-style="none" officeooo:rsid="005a6bc0"/>
    </style:style>
    <style:style style:name="T25" style:family="text">
      <style:text-properties officeooo:rsid="0006cb19"/>
    </style:style>
    <style:style style:name="T26" style:family="text">
      <style:text-properties officeooo:rsid="00088bc5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1a9c0b"/>
    </style:style>
    <style:style style:name="T29" style:family="text">
      <style:text-properties style:text-position="super 58%" officeooo:rsid="001bb437"/>
    </style:style>
    <style:style style:name="T30" style:family="text">
      <style:text-properties style:text-position="super 58%" officeooo:rsid="001e7b4c"/>
    </style:style>
    <style:style style:name="T31" style:family="text">
      <style:text-properties style:text-position="super 58%" style:text-underline-style="none"/>
    </style:style>
    <style:style style:name="T32" style:family="text">
      <style:text-properties style:text-position="super 58%" style:text-underline-style="none" officeooo:rsid="0055b6ee"/>
    </style:style>
    <style:style style:name="T33" style:family="text">
      <style:text-properties style:text-position="super 58%" style:text-underline-style="none" officeooo:rsid="0056b0ae"/>
    </style:style>
    <style:style style:name="T34" style:family="text">
      <style:text-properties officeooo:rsid="001a9c0b"/>
    </style:style>
    <style:style style:name="T35" style:family="text">
      <style:text-properties officeooo:rsid="001bb437"/>
    </style:style>
    <style:style style:name="T36" style:family="text">
      <style:text-properties officeooo:rsid="001bc5ca"/>
    </style:style>
    <style:style style:name="T37" style:family="text">
      <style:text-properties officeooo:rsid="001be956"/>
    </style:style>
    <style:style style:name="T38" style:family="text">
      <style:text-properties officeooo:rsid="001e7b4c"/>
    </style:style>
    <style:style style:name="T39" style:family="text">
      <style:text-properties officeooo:rsid="001ea01a"/>
    </style:style>
    <style:style style:name="T40" style:family="text">
      <style:text-properties officeooo:rsid="0024b4c4"/>
    </style:style>
    <style:style style:name="T41" style:family="text">
      <style:text-properties officeooo:rsid="0025aa7e"/>
    </style:style>
    <style:style style:name="T42" style:family="text">
      <style:text-properties officeooo:rsid="004857ec"/>
    </style:style>
    <style:style style:name="T43" style:family="text">
      <style:text-properties officeooo:rsid="0048a86a"/>
    </style:style>
    <style:style style:name="T44" style:family="text">
      <style:text-properties officeooo:rsid="004ce45b"/>
    </style:style>
    <style:style style:name="T45" style:family="text">
      <style:text-properties officeooo:rsid="004cf6a6"/>
    </style:style>
    <style:style style:name="T46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___________________________________________________________________________________</text:span><text:span text:style-name="T12">Combo Academy</text:span></text:p>
      <text:p text:style-name="P9"/>
      <text:p text:style-name="P4"><text:span text:style-name="T1">___________________________________________________________________________________</text:span><text:span text:style-name="T4">Disclaimer</text:span></text:p>
      <text:p text:style-name="P11"/>
      <text:p text:style-name="P5"><text:span text:style-name="T1">This is </text:span><text:span text:style-name="T7">the</text:span><text:span text:style-name="T1"> standard format for the game </text:span><text:span text:style-name="T8">Combo Academy</text:span><text:span text:style-name="T1">.</text:span></text:p>
      <text:p text:style-name="P5"><text:span text:style-name="T6">Having a standard format is good for community building since players will have something in common </text:span><text:span text:style-name="T9">to play, talk about and improve</text:span><text:span text:style-name="T6">, </text:span><text:span text:style-name="T1">but it doesn’t mean </text:span><text:span text:style-name="T6">that </text:span><text:span text:style-name="T1">you can’t try to find the format that best suites your </text:span><text:span text:style-name="T5">expectations </text:span><text:span text:style-name="T6">when you’re just having fun with friends</text:span><text:span text:style-name="T1">. </text:span><text:span text:style-name="T7">Go nuts!</text:span></text:p>
      <text:p text:style-name="P10"/>
      <text:p text:style-name="P3"><text:span text:style-name="T1">___________________________________________________________________________________</text:span><text:span text:style-name="T2">Basic r</text:span><text:span text:style-name="T1">ules</text:span></text:p>
      <text:p text:style-name="P10"/>
      <text:p text:style-name="P1">1. This is a competitive <text:span text:style-name="T25">turn-based </text:span>card game for 2 people.</text:p>
      <text:p text:style-name="P1">2. Each player must have a 30 card deck to play.</text:p>
      <text:p text:style-name="P1">3. There can only be 3 copies of each card in a deck.</text:p>
      <text:p text:style-name="P1">4. There can only be 1 copy of an exotic card in a deck.</text:p>
      <text:p text:style-name="P1">5. Exotic cards have asterisks around their names.</text:p>
      <text:p text:style-name="P17">6. The main focus of the game is to send attacks to the foe.</text:p>
      <text:p text:style-name="P21">7. If the <text:span text:style-name="T44">foe</text:span> cannot reach a greater or equal value <text:span text:style-name="T43">with its defense</text:span>, it takes a hit.</text:p>
      <text:p text:style-name="P21">8. Wins the one who delivers 5 hits first.</text:p>
      <text:p text:style-name="P15"/>
      <text:p text:style-name="P17"><text:span text:style-name="T13">___________________________________________________________________________________</text:span><text:span text:style-name="T1">More rules</text:span></text:p>
      <text:p text:style-name="P2"><text:span text:style-name="T1"/></text:p>
      <text:p text:style-name="P27"><text:span text:style-name="T1">1</text:span><text:span text:style-name="T14">. </text:span><text:span text:style-name="T1">Each turn the player will have to use cards in hand to deliver an attack AND to defend from one.</text:span></text:p>
      <text:p text:style-name="P27"><text:span text:style-name="T1">2. The 1</text:span><text:span text:style-name="T31">st</text:span><text:span text:style-name="T1"> turn is the only one naturally without anything to defend from.</text:span></text:p>
      <text:p text:style-name="P26"><text:span text:style-name="T16">3</text:span><text:span text:style-name="T1">. Each card plays different, but they have types associated with general behaviours.</text:span></text:p>
      <text:p text:style-name="P19"><text:span text:style-name="T16">4</text:span><text:span text:style-name="T1">. These are the card types:</text:span></text:p>
      <text:p text:style-name="P19"><text:span text:style-name="T1"/></text:p>
      <text:p text:style-name="P19"><text:span text:style-name="T1"><text:tab/></text:span><text:span text:style-name="T14">a.</text:span><text:span text:style-name="T1"> Attack.</text:span></text:p>
      <text:p text:style-name="P19"><text:span text:style-name="T1"><text:tab/></text:span><text:span text:style-name="T14">b</text:span><text:span text:style-name="T1">. Defense.</text:span></text:p>
      <text:p text:style-name="P19"><text:span text:style-name="T1"><text:tab/></text:span><text:span text:style-name="T14">c</text:span><text:span text:style-name="T1">. Spell.</text:span></text:p>
      <text:p text:style-name="P20"><text:span text:style-name="T1"><text:tab/></text:span><text:span text:style-name="T17">d</text:span><text:span text:style-name="T1">. Terrain.</text:span></text:p>
      <text:p text:style-name="P20"><text:span text:style-name="T1"><text:tab/></text:span><text:span text:style-name="T17">e</text:span><text:span text:style-name="T1">. </text:span><text:span text:style-name="T14">Assist.</text:span></text:p>
      <text:p text:style-name="P19"><text:span text:style-name="T1"><text:tab/></text:span><text:span text:style-name="T14">f. Trap.</text:span></text:p>
      <text:p text:style-name="P28"><text:span text:style-name="T14"/></text:p>
      <text:p text:style-name="P28"><text:span text:style-name="T14">5. </text:span><text:span text:style-name="T1">Attack, defense and spell are types that play “in line”. </text:span><text:span text:style-name="T17">Terrain, assist and trap are “off line” </text:span><text:span text:style-name="T18">types</text:span><text:span text:style-name="T17">.</text:span></text:p>
      <text:p text:style-name="P29"><text:span text:style-name="T14">6. “</text:span><text:span text:style-name="T1">In line” means a literal line because these cards are placed orderly from left to right for a combo.</text:span></text:p>
      <text:p text:style-name="P29"><text:span text:style-name="T1">7. A combo is the main technique to deliver solid amounts of attack and defense.</text:span></text:p>
      <text:p text:style-name="P30"><text:span text:style-name="T1">8. </text:span><text:span text:style-name="T19">A more or less accurate timeline would be:</text:span></text:p>
      <text:p text:style-name="P30"><text:span text:style-name="T19"/></text:p>
      <text:p text:style-name="P30"><text:span text:style-name="T19"><text:tab/>a. </text:span><text:span text:style-name="T20">Suppose t</text:span><text:span text:style-name="T19">he 1</text:span><text:span text:style-name="T32">st</text:span><text:span text:style-name="T19"> player makes a combo delivering 15 attack.</text:span></text:p>
      <text:p text:style-name="P30"><text:span text:style-name="T19"><text:tab/>b. Let’s also suppose its the 1</text:span><text:span text:style-name="T32">st</text:span><text:span text:style-name="T19"> turn, so defenses were unnecessary.</text:span></text:p>
      <text:p text:style-name="P30"><text:span text:style-name="T19"><text:tab/>c. The combo is still physically in game so the 2</text:span><text:span text:style-name="T32">nd</text:span><text:span text:style-name="T19"> player knows what to fight.</text:span></text:p>
      <text:p text:style-name="P31"><text:span text:style-name="T19"><text:tab/>d. </text:span><text:span text:style-name="T20">Then the 2</text:span><text:span text:style-name="T33">nd</text:span><text:span text:style-name="T20"> player is able to defend 17 and avoid the attack with its combo.</text:span></text:p>
      <text:p text:style-name="P22"><text:span text:style-name="T20"><text:tab/>e. The same 2</text:span><text:span text:style-name="T33">nd</text:span><text:span text:style-name="T20"> player combo also contains 20 attack.</text:span></text:p>
      <text:p text:style-name="P23"><text:span text:style-name="T13"><text:tab/></text:span><text:span text:style-name="T19">f. </text:span><text:span text:style-name="T21">Only n</text:span><text:span text:style-name="T20">ow the 1</text:span><text:span text:style-name="T33">st</text:span><text:span text:style-name="T20"> combo (the one that delivered 15 attack) goes to the </text:span><text:span text:style-name="T21">r</text:span><text:span text:style-name="T20">ecycle pile </text:span><text:span text:style-name="T24">and so forth</text:span><text:span text:style-name="T20">.</text:span></text:p>
      <text:p text:style-name="P23"><text:soft-page-break/><text:span text:style-name="T20"/></text:p>
      <text:p text:style-name="P23"><text:span text:style-name="T13">9. </text:span><text:span text:style-name="T21">There are 4 piles in game for each player:</text:span></text:p>
      <text:p text:style-name="P23"><text:span text:style-name="T21"/></text:p>
      <text:p text:style-name="P23"><text:span text:style-name="T21"><text:tab/>a. Draw.</text:span></text:p>
      <text:p text:style-name="P23"><text:span text:style-name="T21"><text:tab/>b. Recycle.</text:span></text:p>
      <text:p text:style-name="P23"><text:span text:style-name="T21"><text:tab/>c. Limbo.</text:span></text:p>
      <text:p text:style-name="P23"><text:span text:style-name="T21"><text:tab/>d. Hand.</text:span></text:p>
      <text:p text:style-name="P23"><text:span text:style-name="T21"/></text:p>
      <text:p text:style-name="P32"><text:span text:style-name="T1">10. The deck is the combination of every pile.</text:span></text:p>
      <text:p text:style-name="P32"><text:span text:style-name="T1">11. Draw is where cards are drawn from. Once finished, shuffle the recycle pile and turn it into draw.</text:span></text:p>
      <text:p text:style-name="P32"><text:span text:style-name="T1">12. Recycle is where the discards go.</text:span></text:p>
      <text:p text:style-name="P32"><text:span text:style-name="T1">13. Limbo is another discard pile, but cards in here don’t return to draw without external effects.</text:span></text:p>
      <text:p text:style-name="P32"><text:span text:style-name="T1">14. Hand is also considered a pile, but obviously players may hold and look at </text:span><text:span text:style-name="T22">their own</text:span><text:span text:style-name="T1">.</text:span></text:p>
      <text:p text:style-name="P23"><text:span text:style-name="T13"/></text:p>
      <text:p text:style-name="P22"><text:span text:style-name="T13">___________________________________________________________________________________</text:span><text:span text:style-name="T15">???</text:span></text:p>
      <text:p text:style-name="P22"><text:span text:style-name="T15"/></text:p>
      <text:p text:style-name="P22"><text:span text:style-name="T42">6</text:span>. In a standard draw, a player draws until there are 5 cards in hand.</text:p>
      <text:p text:style-name="P25"><text:span text:style-name="T10">8</text:span><text:span text:style-name="T14">. </text:span><text:span text:style-name="T11">There is a 10 card limit to each player’s hand.</text:span></text:p>
      <text:p text:style-name="P13"><text:span text:style-name="T11"/></text:p>
      <text:p text:style-name="P18"><text:span text:style-name="T13">___________________________________________________________________________________</text:span><text:span text:style-name="T3">Combat </text:span><text:span text:style-name="T2">r</text:span><text:span text:style-name="T13">ules</text:span></text:p>
      <text:p text:style-name="P2"/>
      <text:p text:style-name="P6">1. Both decks are shuffled.</text:p>
      <text:p text:style-name="P7"><text:span text:style-name="T37">2</text:span>. The challenger is the <text:span text:style-name="T35">1</text:span><text:span text:style-name="T29">st</text:span><text:span text:style-name="T35"> </text:span>player.</text:p>
      <text:p text:style-name="P8"><text:span text:style-name="T40">3</text:span>. <text:span text:style-name="T39">In the 1</text:span><text:span text:style-name="T30">st</text:span><text:span text:style-name="T38"> turn the 1</text:span><text:span text:style-name="T30">st</text:span><text:span text:style-name="T38"> player draws 5 cards and play</text:span>.</text:p>
      <text:p text:style-name="P6"><text:span text:style-name="T40">4</text:span>. <text:span text:style-name="T39">In the 2</text:span><text:span text:style-name="T28">nd</text:span><text:span text:style-name="T34"> turn the 2</text:span><text:span text:style-name="T28">nd</text:span><text:span text:style-name="T34"> player draws</text:span> <text:span text:style-name="T36">7</text:span> card<text:span text:style-name="T38">s and play</text:span>.</text:p>
      <text:p text:style-name="P6"><text:span text:style-name="T40">5</text:span>. <text:span text:style-name="T39">Henceforth</text:span> <text:span text:style-name="T26">every turn has a standard draw.</text:span></text:p>
      <text:p text:style-name="P24"><text:span text:style-name="T45">6</text:span>. <text:span text:style-name="T41">C</text:span>ards may be drawn by card effects <text:span text:style-name="T41">e</text:span>very turn (including 1<text:span text:style-name="T27">st</text:span> and 2<text:span text:style-name="T27">nd</text:span> <text:span text:style-name="T41">turns</text:span>).</text:p>
      <text:p text:style-name="P1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5:05:36.050612964</meta:creation-date>
    <dc:date>2018-07-19T17:17:49.564428648</dc:date>
    <meta:editing-duration>PT2H54M7S</meta:editing-duration>
    <meta:editing-cycles>80</meta:editing-cycles>
    <meta:generator>LibreOffice/6.0.5.2$Linux_X86_64 LibreOffice_project/00m0$Build-2</meta:generator>
    <meta:document-statistic meta:table-count="0" meta:image-count="0" meta:object-count="0" meta:page-count="2" meta:paragraph-count="54" meta:word-count="555" meta:character-count="3353" meta:non-whitespace-character-count="2836"/>
  </office:meta>
</office:document-meta>
</file>